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.411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row table:style-name="ro1">
          <table:table-cell/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nomina</text:p>
          </table:table-cell>
        </table:table-row>
      </table:table>
      <table:table table:name="Planilha2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Zona 12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Seçã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L</text:p>
          </table:table-cell>
          <table:table-cell table:style-name="Default" office:value-type="string" calcext:value-type="string">
            <text:p>%PT</text:p>
          </table:table-cell>
          <table:table-cell table:style-name="Default" office:value-type="string" calcext:value-type="string">
            <text:p>%P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1" calcext:value-type="float">
            <text:p>181</text:p>
          </table:table-cell>
          <table:table-cell office:value-type="float" office:value="116" calcext:value-type="float">
            <text:p>116</text:p>
          </table:table-cell>
          <table:table-cell table:formula="of:=[.B3]/(SUM([.B3:.C3]))" office:value-type="float" office:value="0.609427609427609" calcext:value-type="float">
            <text:p>0,609427609427609</text:p>
          </table:table-cell>
          <table:table-cell table:formula="of:=1-[.D3]" office:value-type="float" office:value="0.390572390572391" calcext:value-type="float">
            <text:p>0,39057239057239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0" calcext:value-type="float">
            <text:p>170</text:p>
          </table:table-cell>
          <table:table-cell office:value-type="float" office:value="119" calcext:value-type="float">
            <text:p>119</text:p>
          </table:table-cell>
          <table:table-cell table:formula="of:=[.B4]/(SUM([.B4:.C4]))" office:value-type="float" office:value="0.588235294117647" calcext:value-type="float">
            <text:p>0,588235294117647</text:p>
          </table:table-cell>
          <table:table-cell table:formula="of:=1-[.D4]" office:value-type="float" office:value="0.411764705882353" calcext:value-type="float">
            <text:p>0,4117647058823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table:formula="of:=[.B5]/(SUM([.B5:.C5]))" office:value-type="float" office:value="0.562091503267974" calcext:value-type="float">
            <text:p>0,562091503267974</text:p>
          </table:table-cell>
          <table:table-cell table:formula="of:=1-[.D5]" office:value-type="float" office:value="0.437908496732026" calcext:value-type="float">
            <text:p>0,4379084967320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table:formula="of:=[.B6]/(SUM([.B6:.C6]))" office:value-type="float" office:value="0.606666666666667" calcext:value-type="float">
            <text:p>0,606666666666667</text:p>
          </table:table-cell>
          <table:table-cell table:formula="of:=1-[.D6]" office:value-type="float" office:value="0.393333333333333" calcext:value-type="float">
            <text:p>0,39333333333333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71" calcext:value-type="float">
            <text:p>171</text:p>
          </table:table-cell>
          <table:table-cell office:value-type="float" office:value="124" calcext:value-type="float">
            <text:p>124</text:p>
          </table:table-cell>
          <table:table-cell table:formula="of:=[.B7]/(SUM([.B7:.C7]))" office:value-type="float" office:value="0.579661016949153" calcext:value-type="float">
            <text:p>0,579661016949153</text:p>
          </table:table-cell>
          <table:table-cell table:formula="of:=1-[.D7]" office:value-type="float" office:value="0.420338983050848" calcext:value-type="float">
            <text:p>0,4203389830508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table:formula="of:=[.B8]/(SUM([.B8:.C8]))" office:value-type="float" office:value="0.541958041958042" calcext:value-type="float">
            <text:p>0,541958041958042</text:p>
          </table:table-cell>
          <table:table-cell table:formula="of:=1-[.D8]" office:value-type="float" office:value="0.458041958041958" calcext:value-type="float">
            <text:p>0,45804195804195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5" calcext:value-type="float">
            <text:p>185</text:p>
          </table:table-cell>
          <table:table-cell office:value-type="float" office:value="116" calcext:value-type="float">
            <text:p>116</text:p>
          </table:table-cell>
          <table:table-cell table:formula="of:=[.B9]/(SUM([.B9:.C9]))" office:value-type="float" office:value="0.614617940199336" calcext:value-type="float">
            <text:p>0,614617940199336</text:p>
          </table:table-cell>
          <table:table-cell table:formula="of:=1-[.D9]" office:value-type="float" office:value="0.385382059800664" calcext:value-type="float">
            <text:p>0,3853820598006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table:formula="of:=[.B10]/(SUM([.B10:.C10]))" office:value-type="float" office:value="0.583892617449664" calcext:value-type="float">
            <text:p>0,583892617449664</text:p>
          </table:table-cell>
          <table:table-cell table:formula="of:=1-[.D10]" office:value-type="float" office:value="0.416107382550335" calcext:value-type="float">
            <text:p>0,41610738255033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table:formula="of:=[.B11]/(SUM([.B11:.C11]))" office:value-type="float" office:value="0.548494983277592" calcext:value-type="float">
            <text:p>0,548494983277592</text:p>
          </table:table-cell>
          <table:table-cell table:formula="of:=1-[.D11]" office:value-type="float" office:value="0.451505016722408" calcext:value-type="float">
            <text:p>0,4515050167224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formula="of:=[.B12]/(SUM([.B12:.C12]))" office:value-type="float" office:value="0.546666666666667" calcext:value-type="float">
            <text:p>0,546666666666667</text:p>
          </table:table-cell>
          <table:table-cell table:formula="of:=1-[.D12]" office:value-type="float" office:value="0.453333333333333" calcext:value-type="float">
            <text:p>0,45333333333333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81" calcext:value-type="float">
            <text:p>181</text:p>
          </table:table-cell>
          <table:table-cell office:value-type="float" office:value="108" calcext:value-type="float">
            <text:p>108</text:p>
          </table:table-cell>
          <table:table-cell table:formula="of:=[.B13]/(SUM([.B13:.C13]))" office:value-type="float" office:value="0.626297577854671" calcext:value-type="float">
            <text:p>0,626297577854671</text:p>
          </table:table-cell>
          <table:table-cell table:formula="of:=1-[.D13]" office:value-type="float" office:value="0.373702422145329" calcext:value-type="float">
            <text:p>0,37370242214532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table:formula="of:=[.B14]/(SUM([.B14:.C14]))" office:value-type="float" office:value="0.573943661971831" calcext:value-type="float">
            <text:p>0,573943661971831</text:p>
          </table:table-cell>
          <table:table-cell table:formula="of:=1-[.D14]" office:value-type="float" office:value="0.426056338028169" calcext:value-type="float">
            <text:p>0,4260563380281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4" calcext:value-type="float">
            <text:p>184</text:p>
          </table:table-cell>
          <table:table-cell office:value-type="float" office:value="113" calcext:value-type="float">
            <text:p>113</text:p>
          </table:table-cell>
          <table:table-cell table:formula="of:=[.B15]/(SUM([.B15:.C15]))" office:value-type="float" office:value="0.619528619528619" calcext:value-type="float">
            <text:p>0,619528619528619</text:p>
          </table:table-cell>
          <table:table-cell table:formula="of:=1-[.D15]" office:value-type="float" office:value="0.38047138047138" calcext:value-type="float">
            <text:p>0,3804713804713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table:formula="of:=[.B16]/(SUM([.B16:.C16]))" office:value-type="float" office:value="0.6" calcext:value-type="float">
            <text:p>0,6</text:p>
          </table:table-cell>
          <table:table-cell table:formula="of:=1-[.D16]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3" calcext:value-type="float">
            <text:p>183</text:p>
          </table:table-cell>
          <table:table-cell office:value-type="float" office:value="114" calcext:value-type="float">
            <text:p>114</text:p>
          </table:table-cell>
          <table:table-cell table:formula="of:=[.B17]/(SUM([.B17:.C17]))" office:value-type="float" office:value="0.616161616161616" calcext:value-type="float">
            <text:p>0,616161616161616</text:p>
          </table:table-cell>
          <table:table-cell table:formula="of:=1-[.D17]" office:value-type="float" office:value="0.383838383838384" calcext:value-type="float">
            <text:p>0,3838383838383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[.B18]/(SUM([.B18:.C18]))" office:value-type="float" office:value="0.64041095890411" calcext:value-type="float">
            <text:p>0,64041095890411</text:p>
          </table:table-cell>
          <table:table-cell table:formula="of:=1-[.D18]" office:value-type="float" office:value="0.35958904109589" calcext:value-type="float">
            <text:p>0,3595890410958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86" calcext:value-type="float">
            <text:p>186</text:p>
          </table:table-cell>
          <table:table-cell office:value-type="float" office:value="105" calcext:value-type="float">
            <text:p>105</text:p>
          </table:table-cell>
          <table:table-cell table:formula="of:=[.B19]/(SUM([.B19:.C19]))" office:value-type="float" office:value="0.639175257731959" calcext:value-type="float">
            <text:p>0,639175257731959</text:p>
          </table:table-cell>
          <table:table-cell table:formula="of:=1-[.D19]" office:value-type="float" office:value="0.360824742268041" calcext:value-type="float">
            <text:p>0,3608247422680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table:formula="of:=[.B20]/(SUM([.B20:.C20]))" office:value-type="float" office:value="0.613013698630137" calcext:value-type="float">
            <text:p>0,613013698630137</text:p>
          </table:table-cell>
          <table:table-cell table:formula="of:=1-[.D20]" office:value-type="float" office:value="0.386986301369863" calcext:value-type="float">
            <text:p>0,38698630136986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8" calcext:value-type="float">
            <text:p>178</text:p>
          </table:table-cell>
          <table:table-cell office:value-type="float" office:value="118" calcext:value-type="float">
            <text:p>118</text:p>
          </table:table-cell>
          <table:table-cell table:formula="of:=[.B21]/(SUM([.B21:.C21]))" office:value-type="float" office:value="0.601351351351351" calcext:value-type="float">
            <text:p>0,601351351351351</text:p>
          </table:table-cell>
          <table:table-cell table:formula="of:=1-[.D21]" office:value-type="float" office:value="0.398648648648649" calcext:value-type="float">
            <text:p>0,3986486486486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5" calcext:value-type="float">
            <text:p>175</text:p>
          </table:table-cell>
          <table:table-cell office:value-type="float" office:value="124" calcext:value-type="float">
            <text:p>124</text:p>
          </table:table-cell>
          <table:table-cell table:formula="of:=[.B22]/(SUM([.B22:.C22]))" office:value-type="float" office:value="0.585284280936455" calcext:value-type="float">
            <text:p>0,585284280936455</text:p>
          </table:table-cell>
          <table:table-cell table:formula="of:=1-[.D22]" office:value-type="float" office:value="0.414715719063545" calcext:value-type="float">
            <text:p>0,4147157190635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table:formula="of:=[.B23]/(SUM([.B23:.C23]))" office:value-type="float" office:value="0.648936170212766" calcext:value-type="float">
            <text:p>0,648936170212766</text:p>
          </table:table-cell>
          <table:table-cell table:formula="of:=1-[.D23]" office:value-type="float" office:value="0.351063829787234" calcext:value-type="float">
            <text:p>0,35106382978723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0" calcext:value-type="float">
            <text:p>170</text:p>
          </table:table-cell>
          <table:table-cell office:value-type="float" office:value="121" calcext:value-type="float">
            <text:p>121</text:p>
          </table:table-cell>
          <table:table-cell table:formula="of:=[.B24]/(SUM([.B24:.C24]))" office:value-type="float" office:value="0.584192439862543" calcext:value-type="float">
            <text:p>0,584192439862543</text:p>
          </table:table-cell>
          <table:table-cell table:formula="of:=1-[.D24]" office:value-type="float" office:value="0.415807560137457" calcext:value-type="float">
            <text:p>0,4158075601374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2" calcext:value-type="float">
            <text:p>182</text:p>
          </table:table-cell>
          <table:table-cell office:value-type="float" office:value="103" calcext:value-type="float">
            <text:p>103</text:p>
          </table:table-cell>
          <table:table-cell table:formula="of:=[.B25]/(SUM([.B25:.C25]))" office:value-type="float" office:value="0.63859649122807" calcext:value-type="float">
            <text:p>0,63859649122807</text:p>
          </table:table-cell>
          <table:table-cell table:formula="of:=1-[.D25]" office:value-type="float" office:value="0.36140350877193" calcext:value-type="float">
            <text:p>0,361403508771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table:formula="of:=[.B26]/(SUM([.B26:.C26]))" office:value-type="float" office:value="0.648464163822526" calcext:value-type="float">
            <text:p>0,648464163822526</text:p>
          </table:table-cell>
          <table:table-cell table:formula="of:=1-[.D26]" office:value-type="float" office:value="0.351535836177474" calcext:value-type="float">
            <text:p>0,3515358361774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table:formula="of:=[.B27]/(SUM([.B27:.C27]))" office:value-type="float" office:value="0.656028368794326" calcext:value-type="float">
            <text:p>0,656028368794326</text:p>
          </table:table-cell>
          <table:table-cell table:formula="of:=1-[.D27]" office:value-type="float" office:value="0.343971631205674" calcext:value-type="float">
            <text:p>0,34397163120567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4" calcext:value-type="float">
            <text:p>174</text:p>
          </table:table-cell>
          <table:table-cell office:value-type="float" office:value="109" calcext:value-type="float">
            <text:p>109</text:p>
          </table:table-cell>
          <table:table-cell table:formula="of:=[.B28]/(SUM([.B28:.C28]))" office:value-type="float" office:value="0.614840989399293" calcext:value-type="float">
            <text:p>0,614840989399293</text:p>
          </table:table-cell>
          <table:table-cell table:formula="of:=1-[.D28]" office:value-type="float" office:value="0.385159010600707" calcext:value-type="float">
            <text:p>0,38515901060070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1" calcext:value-type="float">
            <text:p>171</text:p>
          </table:table-cell>
          <table:table-cell office:value-type="float" office:value="118" calcext:value-type="float">
            <text:p>118</text:p>
          </table:table-cell>
          <table:table-cell table:formula="of:=[.B29]/(SUM([.B29:.C29]))" office:value-type="float" office:value="0.591695501730104" calcext:value-type="float">
            <text:p>0,591695501730104</text:p>
          </table:table-cell>
          <table:table-cell table:formula="of:=1-[.D29]" office:value-type="float" office:value="0.408304498269896" calcext:value-type="float">
            <text:p>0,4083044982698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  <table:table-cell table:formula="of:=[.B30]/(SUM([.B30:.C30]))" office:value-type="float" office:value="0.634751773049645" calcext:value-type="float">
            <text:p>0,634751773049645</text:p>
          </table:table-cell>
          <table:table-cell table:formula="of:=1-[.D30]" office:value-type="float" office:value="0.365248226950355" calcext:value-type="float">
            <text:p>0,36524822695035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table:formula="of:=[.B31]/(SUM([.B31:.C31]))" office:value-type="float" office:value="0.666666666666667" calcext:value-type="float">
            <text:p>0,666666666666667</text:p>
          </table:table-cell>
          <table:table-cell table:formula="of:=1-[.D31]"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82" calcext:value-type="float">
            <text:p>182</text:p>
          </table:table-cell>
          <table:table-cell office:value-type="float" office:value="114" calcext:value-type="float">
            <text:p>114</text:p>
          </table:table-cell>
          <table:table-cell table:formula="of:=[.B32]/(SUM([.B32:.C32]))" office:value-type="float" office:value="0.614864864864865" calcext:value-type="float">
            <text:p>0,614864864864865</text:p>
          </table:table-cell>
          <table:table-cell table:formula="of:=1-[.D32]" office:value-type="float" office:value="0.385135135135135" calcext:value-type="float">
            <text:p>0,38513513513513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table:formula="of:=[.B33]/(SUM([.B33:.C33]))" office:value-type="float" office:value="0.611888111888112" calcext:value-type="float">
            <text:p>0,611888111888112</text:p>
          </table:table-cell>
          <table:table-cell table:formula="of:=1-[.D33]" office:value-type="float" office:value="0.388111888111888" calcext:value-type="float">
            <text:p>0,38811188811188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34]/(SUM([.B34:.C34]))" office:value-type="float" office:value="0.645390070921986" calcext:value-type="float">
            <text:p>0,645390070921986</text:p>
          </table:table-cell>
          <table:table-cell table:formula="of:=1-[.D34]" office:value-type="float" office:value="0.354609929078014" calcext:value-type="float">
            <text:p>0,3546099290780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table:formula="of:=[.B35]/(SUM([.B35:.C35]))" office:value-type="float" office:value="0.617241379310345" calcext:value-type="float">
            <text:p>0,617241379310345</text:p>
          </table:table-cell>
          <table:table-cell table:formula="of:=1-[.D35]" office:value-type="float" office:value="0.382758620689655" calcext:value-type="float">
            <text:p>0,38275862068965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84" calcext:value-type="float">
            <text:p>184</text:p>
          </table:table-cell>
          <table:table-cell office:value-type="float" office:value="93" calcext:value-type="float">
            <text:p>93</text:p>
          </table:table-cell>
          <table:table-cell table:formula="of:=[.B36]/(SUM([.B36:.C36]))" office:value-type="float" office:value="0.664259927797834" calcext:value-type="float">
            <text:p>0,664259927797834</text:p>
          </table:table-cell>
          <table:table-cell table:formula="of:=1-[.D36]" office:value-type="float" office:value="0.335740072202166" calcext:value-type="float">
            <text:p>0,3357400722021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7" calcext:value-type="float">
            <text:p>197</text:p>
          </table:table-cell>
          <table:table-cell office:value-type="float" office:value="101" calcext:value-type="float">
            <text:p>101</text:p>
          </table:table-cell>
          <table:table-cell table:formula="of:=[.B37]/(SUM([.B37:.C37]))" office:value-type="float" office:value="0.661073825503356" calcext:value-type="float">
            <text:p>0,661073825503356</text:p>
          </table:table-cell>
          <table:table-cell table:formula="of:=1-[.D37]" office:value-type="float" office:value="0.338926174496644" calcext:value-type="float">
            <text:p>0,33892617449664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6" calcext:value-type="float">
            <text:p>186</text:p>
          </table:table-cell>
          <table:table-cell office:value-type="float" office:value="92" calcext:value-type="float">
            <text:p>92</text:p>
          </table:table-cell>
          <table:table-cell table:formula="of:=[.B38]/(SUM([.B38:.C38]))" office:value-type="float" office:value="0.669064748201439" calcext:value-type="float">
            <text:p>0,669064748201439</text:p>
          </table:table-cell>
          <table:table-cell table:formula="of:=1-[.D38]" office:value-type="float" office:value="0.330935251798561" calcext:value-type="float">
            <text:p>0,33093525179856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table:formula="of:=[.B39]/(SUM([.B39:.C39]))" office:value-type="float" office:value="0.655629139072848" calcext:value-type="float">
            <text:p>0,655629139072848</text:p>
          </table:table-cell>
          <table:table-cell table:formula="of:=1-[.D39]" office:value-type="float" office:value="0.344370860927152" calcext:value-type="float">
            <text:p>0,3443708609271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4" calcext:value-type="float">
            <text:p>174</text:p>
          </table:table-cell>
          <table:table-cell office:value-type="float" office:value="127" calcext:value-type="float">
            <text:p>127</text:p>
          </table:table-cell>
          <table:table-cell table:formula="of:=[.B40]/(SUM([.B40:.C40]))" office:value-type="float" office:value="0.578073089700997" calcext:value-type="float">
            <text:p>0,578073089700997</text:p>
          </table:table-cell>
          <table:table-cell table:formula="of:=1-[.D40]" office:value-type="float" office:value="0.421926910299003" calcext:value-type="float">
            <text:p>0,4219269102990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5" calcext:value-type="float">
            <text:p>175</text:p>
          </table:table-cell>
          <table:table-cell office:value-type="float" office:value="114" calcext:value-type="float">
            <text:p>114</text:p>
          </table:table-cell>
          <table:table-cell table:formula="of:=[.B41]/(SUM([.B41:.C41]))" office:value-type="float" office:value="0.605536332179931" calcext:value-type="float">
            <text:p>0,605536332179931</text:p>
          </table:table-cell>
          <table:table-cell table:formula="of:=1-[.D41]" office:value-type="float" office:value="0.394463667820069" calcext:value-type="float">
            <text:p>0,39446366782006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0" calcext:value-type="float">
            <text:p>170</text:p>
          </table:table-cell>
          <table:table-cell office:value-type="float" office:value="119" calcext:value-type="float">
            <text:p>119</text:p>
          </table:table-cell>
          <table:table-cell table:formula="of:=[.B42]/(SUM([.B42:.C42]))" office:value-type="float" office:value="0.588235294117647" calcext:value-type="float">
            <text:p>0,588235294117647</text:p>
          </table:table-cell>
          <table:table-cell table:formula="of:=1-[.D42]" office:value-type="float" office:value="0.411764705882353" calcext:value-type="float">
            <text:p>0,41176470588235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1" calcext:value-type="float">
            <text:p>191</text:p>
          </table:table-cell>
          <table:table-cell office:value-type="float" office:value="103" calcext:value-type="float">
            <text:p>103</text:p>
          </table:table-cell>
          <table:table-cell table:formula="of:=[.B43]/(SUM([.B43:.C43]))" office:value-type="float" office:value="0.649659863945578" calcext:value-type="float">
            <text:p>0,649659863945578</text:p>
          </table:table-cell>
          <table:table-cell table:formula="of:=1-[.D43]" office:value-type="float" office:value="0.350340136054422" calcext:value-type="float">
            <text:p>0,3503401360544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78" calcext:value-type="float">
            <text:p>178</text:p>
          </table:table-cell>
          <table:table-cell office:value-type="float" office:value="109" calcext:value-type="float">
            <text:p>109</text:p>
          </table:table-cell>
          <table:table-cell table:formula="of:=[.B44]/(SUM([.B44:.C44]))" office:value-type="float" office:value="0.620209059233449" calcext:value-type="float">
            <text:p>0,620209059233449</text:p>
          </table:table-cell>
          <table:table-cell table:formula="of:=1-[.D44]" office:value-type="float" office:value="0.37979094076655" calcext:value-type="float">
            <text:p>0,379790940766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2" calcext:value-type="float">
            <text:p>172</text:p>
          </table:table-cell>
          <table:table-cell office:value-type="float" office:value="121" calcext:value-type="float">
            <text:p>121</text:p>
          </table:table-cell>
          <table:table-cell table:formula="of:=[.B45]/(SUM([.B45:.C45]))" office:value-type="float" office:value="0.587030716723549" calcext:value-type="float">
            <text:p>0,587030716723549</text:p>
          </table:table-cell>
          <table:table-cell table:formula="of:=1-[.D45]" office:value-type="float" office:value="0.412969283276451" calcext:value-type="float">
            <text:p>0,41296928327645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formula="of:=[.B46]/(SUM([.B46:.C46]))" office:value-type="float" office:value="0.594594594594595" calcext:value-type="float">
            <text:p>0,594594594594595</text:p>
          </table:table-cell>
          <table:table-cell table:formula="of:=1-[.D46]" office:value-type="float" office:value="0.405405405405405" calcext:value-type="float">
            <text:p>0,40540540540540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table:formula="of:=[.B47]/(SUM([.B47:.C47]))" office:value-type="float" office:value="0.547368421052632" calcext:value-type="float">
            <text:p>0,547368421052632</text:p>
          </table:table-cell>
          <table:table-cell table:formula="of:=1-[.D47]" office:value-type="float" office:value="0.452631578947368" calcext:value-type="float">
            <text:p>0,45263157894736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table:formula="of:=[.B48]/(SUM([.B48:.C48]))" office:value-type="float" office:value="0.572390572390572" calcext:value-type="float">
            <text:p>0,572390572390572</text:p>
          </table:table-cell>
          <table:table-cell table:formula="of:=1-[.D48]" office:value-type="float" office:value="0.427609427609428" calcext:value-type="float">
            <text:p>0,42760942760942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table:formula="of:=[.B49]/(SUM([.B49:.C49]))" office:value-type="float" office:value="0.546979865771812" calcext:value-type="float">
            <text:p>0,546979865771812</text:p>
          </table:table-cell>
          <table:table-cell table:formula="of:=1-[.D49]" office:value-type="float" office:value="0.453020134228188" calcext:value-type="float">
            <text:p>0,45302013422818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table:formula="of:=[.B50]/(SUM([.B50:.C50]))" office:value-type="float" office:value="0.578947368421053" calcext:value-type="float">
            <text:p>0,578947368421053</text:p>
          </table:table-cell>
          <table:table-cell table:formula="of:=1-[.D50]" office:value-type="float" office:value="0.421052631578947" calcext:value-type="float">
            <text:p>0,42105263157894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table:formula="of:=[.B51]/(SUM([.B51:.C51]))" office:value-type="float" office:value="0.548611111111111" calcext:value-type="float">
            <text:p>0,548611111111111</text:p>
          </table:table-cell>
          <table:table-cell table:formula="of:=1-[.D51]" office:value-type="float" office:value="0.451388888888889" calcext:value-type="float">
            <text:p>0,45138888888888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  <table:table-cell table:formula="of:=[.B52]/(SUM([.B52:.C52]))" office:value-type="float" office:value="0.54639175257732" calcext:value-type="float">
            <text:p>0,54639175257732</text:p>
          </table:table-cell>
          <table:table-cell table:formula="of:=1-[.D52]" office:value-type="float" office:value="0.45360824742268" calcext:value-type="float">
            <text:p>0,4536082474226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6" calcext:value-type="float">
            <text:p>176</text:p>
          </table:table-cell>
          <table:table-cell office:value-type="float" office:value="109" calcext:value-type="float">
            <text:p>109</text:p>
          </table:table-cell>
          <table:table-cell table:formula="of:=[.B53]/(SUM([.B53:.C53]))" office:value-type="float" office:value="0.617543859649123" calcext:value-type="float">
            <text:p>0,617543859649123</text:p>
          </table:table-cell>
          <table:table-cell table:formula="of:=1-[.D53]" office:value-type="float" office:value="0.382456140350877" calcext:value-type="float">
            <text:p>0,38245614035087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table:formula="of:=[.B54]/(SUM([.B54:.C54]))" office:value-type="float" office:value="0.611888111888112" calcext:value-type="float">
            <text:p>0,611888111888112</text:p>
          </table:table-cell>
          <table:table-cell table:formula="of:=1-[.D54]" office:value-type="float" office:value="0.388111888111888" calcext:value-type="float">
            <text:p>0,38811188811188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 table:formula="of:=[.B55]/(SUM([.B55:.C55]))" office:value-type="float" office:value="0.593103448275862" calcext:value-type="float">
            <text:p>0,593103448275862</text:p>
          </table:table-cell>
          <table:table-cell table:formula="of:=1-[.D55]" office:value-type="float" office:value="0.406896551724138" calcext:value-type="float">
            <text:p>0,4068965517241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3" calcext:value-type="float">
            <text:p>173</text:p>
          </table:table-cell>
          <table:table-cell office:value-type="float" office:value="118" calcext:value-type="float">
            <text:p>118</text:p>
          </table:table-cell>
          <table:table-cell table:formula="of:=[.B56]/(SUM([.B56:.C56]))" office:value-type="float" office:value="0.594501718213058" calcext:value-type="float">
            <text:p>0,594501718213058</text:p>
          </table:table-cell>
          <table:table-cell table:formula="of:=1-[.D56]" office:value-type="float" office:value="0.405498281786942" calcext:value-type="float">
            <text:p>0,40549828178694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  <table:table-cell table:formula="of:=[.B57]/(SUM([.B57:.C57]))" office:value-type="float" office:value="0.640677966101695" calcext:value-type="float">
            <text:p>0,640677966101695</text:p>
          </table:table-cell>
          <table:table-cell table:formula="of:=1-[.D57]" office:value-type="float" office:value="0.359322033898305" calcext:value-type="float">
            <text:p>0,35932203389830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9" calcext:value-type="float">
            <text:p>169</text:p>
          </table:table-cell>
          <table:table-cell office:value-type="float" office:value="108" calcext:value-type="float">
            <text:p>108</text:p>
          </table:table-cell>
          <table:table-cell table:formula="of:=[.B58]/(SUM([.B58:.C58]))" office:value-type="float" office:value="0.610108303249097" calcext:value-type="float">
            <text:p>0,610108303249097</text:p>
          </table:table-cell>
          <table:table-cell table:formula="of:=1-[.D58]" office:value-type="float" office:value="0.389891696750903" calcext:value-type="float">
            <text:p>0,3898916967509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9" calcext:value-type="float">
            <text:p>159</text:p>
          </table:table-cell>
          <table:table-cell office:value-type="float" office:value="123" calcext:value-type="float">
            <text:p>123</text:p>
          </table:table-cell>
          <table:table-cell table:formula="of:=[.B59]/(SUM([.B59:.C59]))" office:value-type="float" office:value="0.563829787234043" calcext:value-type="float">
            <text:p>0,563829787234043</text:p>
          </table:table-cell>
          <table:table-cell table:formula="of:=1-[.D59]" office:value-type="float" office:value="0.436170212765957" calcext:value-type="float">
            <text:p>0,4361702127659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4" calcext:value-type="float">
            <text:p>164</text:p>
          </table:table-cell>
          <table:table-cell office:value-type="float" office:value="112" calcext:value-type="float">
            <text:p>112</text:p>
          </table:table-cell>
          <table:table-cell table:formula="of:=[.B60]/(SUM([.B60:.C60]))" office:value-type="float" office:value="0.594202898550725" calcext:value-type="float">
            <text:p>0,594202898550725</text:p>
          </table:table-cell>
          <table:table-cell table:formula="of:=1-[.D60]" office:value-type="float" office:value="0.405797101449275" calcext:value-type="float">
            <text:p>0,40579710144927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table:formula="of:=[.B61]/(SUM([.B61:.C61]))" office:value-type="float" office:value="0.628070175438596" calcext:value-type="float">
            <text:p>0,628070175438596</text:p>
          </table:table-cell>
          <table:table-cell table:formula="of:=1-[.D61]" office:value-type="float" office:value="0.371929824561404" calcext:value-type="float">
            <text:p>0,37192982456140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83" calcext:value-type="float">
            <text:p>183</text:p>
          </table:table-cell>
          <table:table-cell office:value-type="float" office:value="106" calcext:value-type="float">
            <text:p>106</text:p>
          </table:table-cell>
          <table:table-cell table:formula="of:=[.B62]/(SUM([.B62:.C62]))" office:value-type="float" office:value="0.633217993079585" calcext:value-type="float">
            <text:p>0,633217993079585</text:p>
          </table:table-cell>
          <table:table-cell table:formula="of:=1-[.D62]" office:value-type="float" office:value="0.366782006920415" calcext:value-type="float">
            <text:p>0,36678200692041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table:formula="of:=[.B63]/(SUM([.B63:.C63]))" office:value-type="float" office:value="0.573825503355705" calcext:value-type="float">
            <text:p>0,573825503355705</text:p>
          </table:table-cell>
          <table:table-cell table:formula="of:=1-[.D63]" office:value-type="float" office:value="0.426174496644295" calcext:value-type="float">
            <text:p>0,42617449664429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table:formula="of:=[.B64]/(SUM([.B64:.C64]))" office:value-type="float" office:value="0.576923076923077" calcext:value-type="float">
            <text:p>0,576923076923077</text:p>
          </table:table-cell>
          <table:table-cell table:formula="of:=1-[.D64]" office:value-type="float" office:value="0.423076923076923" calcext:value-type="float">
            <text:p>0,42307692307692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table:formula="of:=[.B65]/(SUM([.B65:.C65]))" office:value-type="string" office:string-value="" calcext:value-type="error">
            <text:p>#DIV/0!</text:p>
          </table:table-cell>
          <table:table-cell table:formula="of:=1-[.D6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  <table:table-cell table:formula="of:=[.B66]/(SUM([.B66:.C66]))" office:value-type="string" office:string-value="" calcext:value-type="error">
            <text:p>#DIV/0!</text:p>
          </table:table-cell>
          <table:table-cell table:formula="of:=1-[.D6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  <table:table-cell table:formula="of:=[.B67]/(SUM([.B67:.C67]))" office:value-type="string" office:string-value="" calcext:value-type="error">
            <text:p>#DIV/0!</text:p>
          </table:table-cell>
          <table:table-cell table:formula="of:=1-[.D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  <table:table-cell table:formula="of:=[.B68]/(SUM([.B68:.C68]))" office:value-type="string" office:string-value="" calcext:value-type="error">
            <text:p>#DIV/0!</text:p>
          </table:table-cell>
          <table:table-cell table:formula="of:=1-[.D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  <table:table-cell table:formula="of:=[.B69]/(SUM([.B69:.C69]))" office:value-type="string" office:string-value="" calcext:value-type="error">
            <text:p>#DIV/0!</text:p>
          </table:table-cell>
          <table:table-cell table:formula="of:=1-[.D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  <table:table-cell table:formula="of:=[.B70]/(SUM([.B70:.C70]))" office:value-type="string" office:string-value="" calcext:value-type="error">
            <text:p>#DIV/0!</text:p>
          </table:table-cell>
          <table:table-cell table:formula="of:=1-[.D7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  <table:table-cell table:formula="of:=[.B71]/(SUM([.B71:.C71]))" office:value-type="string" office:string-value="" calcext:value-type="error">
            <text:p>#DIV/0!</text:p>
          </table:table-cell>
          <table:table-cell table:formula="of:=1-[.D7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  <table:table-cell table:formula="of:=[.B72]/(SUM([.B72:.C72]))" office:value-type="string" office:string-value="" calcext:value-type="error">
            <text:p>#DIV/0!</text:p>
          </table:table-cell>
          <table:table-cell table:formula="of:=1-[.D7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  <table:table-cell table:formula="of:=[.B73]/(SUM([.B73:.C73]))" office:value-type="string" office:string-value="" calcext:value-type="error">
            <text:p>#DIV/0!</text:p>
          </table:table-cell>
          <table:table-cell table:formula="of:=1-[.D7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table:formula="of:=[.B74]/(SUM([.B74:.C74]))" office:value-type="string" office:string-value="" calcext:value-type="error">
            <text:p>#DIV/0!</text:p>
          </table:table-cell>
          <table:table-cell table:formula="of:=1-[.D7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  <table:table-cell table:formula="of:=[.B75]/(SUM([.B75:.C75]))" office:value-type="string" office:string-value="" calcext:value-type="error">
            <text:p>#DIV/0!</text:p>
          </table:table-cell>
          <table:table-cell table:formula="of:=1-[.D7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table:formula="of:=[.B76]/(SUM([.B76:.C76]))" office:value-type="string" office:string-value="" calcext:value-type="error">
            <text:p>#DIV/0!</text:p>
          </table:table-cell>
          <table:table-cell table:formula="of:=1-[.D7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  <table:table-cell table:formula="of:=[.B77]/(SUM([.B77:.C77]))" office:value-type="string" office:string-value="" calcext:value-type="error">
            <text:p>#DIV/0!</text:p>
          </table:table-cell>
          <table:table-cell table:formula="of:=1-[.D7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  <table:table-cell table:formula="of:=[.B78]/(SUM([.B78:.C78]))" office:value-type="string" office:string-value="" calcext:value-type="error">
            <text:p>#DIV/0!</text:p>
          </table:table-cell>
          <table:table-cell table:formula="of:=1-[.D7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  <table:table-cell table:formula="of:=[.B79]/(SUM([.B79:.C79]))" office:value-type="string" office:string-value="" calcext:value-type="error">
            <text:p>#DIV/0!</text:p>
          </table:table-cell>
          <table:table-cell table:formula="of:=1-[.D7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  <table:table-cell table:formula="of:=[.B80]/(SUM([.B80:.C80]))" office:value-type="string" office:string-value="" calcext:value-type="error">
            <text:p>#DIV/0!</text:p>
          </table:table-cell>
          <table:table-cell table:formula="of:=1-[.D8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  <table:table-cell table:formula="of:=[.B81]/(SUM([.B81:.C81]))" office:value-type="string" office:string-value="" calcext:value-type="error">
            <text:p>#DIV/0!</text:p>
          </table:table-cell>
          <table:table-cell table:formula="of:=1-[.D8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  <table:table-cell table:formula="of:=[.B82]/(SUM([.B82:.C82]))" office:value-type="string" office:string-value="" calcext:value-type="error">
            <text:p>#DIV/0!</text:p>
          </table:table-cell>
          <table:table-cell table:formula="of:=1-[.D8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  <table:table-cell table:formula="of:=[.B83]/(SUM([.B83:.C83]))" office:value-type="string" office:string-value="" calcext:value-type="error">
            <text:p>#DIV/0!</text:p>
          </table:table-cell>
          <table:table-cell table:formula="of:=1-[.D8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  <table:table-cell table:formula="of:=[.B84]/(SUM([.B84:.C84]))" office:value-type="string" office:string-value="" calcext:value-type="error">
            <text:p>#DIV/0!</text:p>
          </table:table-cell>
          <table:table-cell table:formula="of:=1-[.D8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table:formula="of:=[.B85]/(SUM([.B85:.C85]))" office:value-type="string" office:string-value="" calcext:value-type="error">
            <text:p>#DIV/0!</text:p>
          </table:table-cell>
          <table:table-cell table:formula="of:=1-[.D8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  <table:table-cell table:formula="of:=[.B86]/(SUM([.B86:.C86]))" office:value-type="string" office:string-value="" calcext:value-type="error">
            <text:p>#DIV/0!</text:p>
          </table:table-cell>
          <table:table-cell table:formula="of:=1-[.D8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table:formula="of:=[.B87]/(SUM([.B87:.C87]))" office:value-type="string" office:string-value="" calcext:value-type="error">
            <text:p>#DIV/0!</text:p>
          </table:table-cell>
          <table:table-cell table:formula="of:=1-[.D8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table:formula="of:=[.B88]/(SUM([.B88:.C88]))" office:value-type="string" office:string-value="" calcext:value-type="error">
            <text:p>#DIV/0!</text:p>
          </table:table-cell>
          <table:table-cell table:formula="of:=1-[.D8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table:formula="of:=[.B89]/(SUM([.B89:.C89]))" office:value-type="string" office:string-value="" calcext:value-type="error">
            <text:p>#DIV/0!</text:p>
          </table:table-cell>
          <table:table-cell table:formula="of:=1-[.D8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  <table:table-cell table:formula="of:=[.B90]/(SUM([.B90:.C90]))" office:value-type="string" office:string-value="" calcext:value-type="error">
            <text:p>#DIV/0!</text:p>
          </table:table-cell>
          <table:table-cell table:formula="of:=1-[.D9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table:formula="of:=[.B91]/(SUM([.B91:.C91]))" office:value-type="string" office:string-value="" calcext:value-type="error">
            <text:p>#DIV/0!</text:p>
          </table:table-cell>
          <table:table-cell table:formula="of:=1-[.D9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  <table:table-cell table:formula="of:=[.B92]/(SUM([.B92:.C92]))" office:value-type="string" office:string-value="" calcext:value-type="error">
            <text:p>#DIV/0!</text:p>
          </table:table-cell>
          <table:table-cell table:formula="of:=1-[.D9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  <table:table-cell table:formula="of:=[.B93]/(SUM([.B93:.C93]))" office:value-type="string" office:string-value="" calcext:value-type="error">
            <text:p>#DIV/0!</text:p>
          </table:table-cell>
          <table:table-cell table:formula="of:=1-[.D9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  <table:table-cell table:formula="of:=[.B94]/(SUM([.B94:.C94]))" office:value-type="string" office:string-value="" calcext:value-type="error">
            <text:p>#DIV/0!</text:p>
          </table:table-cell>
          <table:table-cell table:formula="of:=1-[.D9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  <table:table-cell table:formula="of:=[.B95]/(SUM([.B95:.C95]))" office:value-type="string" office:string-value="" calcext:value-type="error">
            <text:p>#DIV/0!</text:p>
          </table:table-cell>
          <table:table-cell table:formula="of:=1-[.D9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  <table:table-cell table:formula="of:=[.B96]/(SUM([.B96:.C96]))" office:value-type="string" office:string-value="" calcext:value-type="error">
            <text:p>#DIV/0!</text:p>
          </table:table-cell>
          <table:table-cell table:formula="of:=1-[.D9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  <table:table-cell table:formula="of:=[.B97]/(SUM([.B97:.C97]))" office:value-type="string" office:string-value="" calcext:value-type="error">
            <text:p>#DIV/0!</text:p>
          </table:table-cell>
          <table:table-cell table:formula="of:=1-[.D9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  <table:table-cell table:formula="of:=[.B98]/(SUM([.B98:.C98]))" office:value-type="string" office:string-value="" calcext:value-type="error">
            <text:p>#DIV/0!</text:p>
          </table:table-cell>
          <table:table-cell table:formula="of:=1-[.D9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table:formula="of:=[.B99]/(SUM([.B99:.C99]))" office:value-type="string" office:string-value="" calcext:value-type="error">
            <text:p>#DIV/0!</text:p>
          </table:table-cell>
          <table:table-cell table:formula="of:=1-[.D9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table:formula="of:=[.B100]/(SUM([.B100:.C100]))" office:value-type="string" office:string-value="" calcext:value-type="error">
            <text:p>#DIV/0!</text:p>
          </table:table-cell>
          <table:table-cell table:formula="of:=1-[.D10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  <table:table-cell table:formula="of:=[.B101]/(SUM([.B101:.C101]))" office:value-type="string" office:string-value="" calcext:value-type="error">
            <text:p>#DIV/0!</text:p>
          </table:table-cell>
          <table:table-cell table:formula="of:=1-[.D10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  <table:table-cell table:formula="of:=[.B102]/(SUM([.B102:.C102]))" office:value-type="string" office:string-value="" calcext:value-type="error">
            <text:p>#DIV/0!</text:p>
          </table:table-cell>
          <table:table-cell table:formula="of:=1-[.D10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  <table:table-cell table:formula="of:=[.B103]/(SUM([.B103:.C103]))" office:value-type="string" office:string-value="" calcext:value-type="error">
            <text:p>#DIV/0!</text:p>
          </table:table-cell>
          <table:table-cell table:formula="of:=1-[.D10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  <table:table-cell table:formula="of:=[.B104]/(SUM([.B104:.C104]))" office:value-type="string" office:string-value="" calcext:value-type="error">
            <text:p>#DIV/0!</text:p>
          </table:table-cell>
          <table:table-cell table:formula="of:=1-[.D10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  <table:table-cell table:formula="of:=[.B105]/(SUM([.B105:.C105]))" office:value-type="string" office:string-value="" calcext:value-type="error">
            <text:p>#DIV/0!</text:p>
          </table:table-cell>
          <table:table-cell table:formula="of:=1-[.D10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  <table:table-cell table:formula="of:=[.B106]/(SUM([.B106:.C106]))" office:value-type="string" office:string-value="" calcext:value-type="error">
            <text:p>#DIV/0!</text:p>
          </table:table-cell>
          <table:table-cell table:formula="of:=1-[.D10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table:formula="of:=[.B107]/(SUM([.B107:.C107]))" office:value-type="string" office:string-value="" calcext:value-type="error">
            <text:p>#DIV/0!</text:p>
          </table:table-cell>
          <table:table-cell table:formula="of:=1-[.D10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  <table:table-cell table:formula="of:=[.B108]/(SUM([.B108:.C108]))" office:value-type="string" office:string-value="" calcext:value-type="error">
            <text:p>#DIV/0!</text:p>
          </table:table-cell>
          <table:table-cell table:formula="of:=1-[.D10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table:formula="of:=[.B109]/(SUM([.B109:.C109]))" office:value-type="string" office:string-value="" calcext:value-type="error">
            <text:p>#DIV/0!</text:p>
          </table:table-cell>
          <table:table-cell table:formula="of:=1-[.D10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table:formula="of:=[.B110]/(SUM([.B110:.C110]))" office:value-type="string" office:string-value="" calcext:value-type="error">
            <text:p>#DIV/0!</text:p>
          </table:table-cell>
          <table:table-cell table:formula="of:=1-[.D11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table:formula="of:=[.B111]/(SUM([.B111:.C111]))" office:value-type="string" office:string-value="" calcext:value-type="error">
            <text:p>#DIV/0!</text:p>
          </table:table-cell>
          <table:table-cell table:formula="of:=1-[.D11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table:formula="of:=[.B112]/(SUM([.B112:.C112]))" office:value-type="string" office:string-value="" calcext:value-type="error">
            <text:p>#DIV/0!</text:p>
          </table:table-cell>
          <table:table-cell table:formula="of:=1-[.D11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table:formula="of:=[.B113]/(SUM([.B113:.C113]))" office:value-type="string" office:string-value="" calcext:value-type="error">
            <text:p>#DIV/0!</text:p>
          </table:table-cell>
          <table:table-cell table:formula="of:=1-[.D11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  <table:table-cell table:formula="of:=[.B114]/(SUM([.B114:.C114]))" office:value-type="string" office:string-value="" calcext:value-type="error">
            <text:p>#DIV/0!</text:p>
          </table:table-cell>
          <table:table-cell table:formula="of:=1-[.D1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table:formula="of:=[.B115]/(SUM([.B115:.C115]))" office:value-type="string" office:string-value="" calcext:value-type="error">
            <text:p>#DIV/0!</text:p>
          </table:table-cell>
          <table:table-cell table:formula="of:=1-[.D1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  <table:table-cell table:formula="of:=[.B116]/(SUM([.B116:.C116]))" office:value-type="string" office:string-value="" calcext:value-type="error">
            <text:p>#DIV/0!</text:p>
          </table:table-cell>
          <table:table-cell table:formula="of:=1-[.D1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table:formula="of:=[.B117]/(SUM([.B117:.C117]))" office:value-type="string" office:string-value="" calcext:value-type="error">
            <text:p>#DIV/0!</text:p>
          </table:table-cell>
          <table:table-cell table:formula="of:=1-[.D11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table:formula="of:=[.B118]/(SUM([.B118:.C118]))" office:value-type="string" office:string-value="" calcext:value-type="error">
            <text:p>#DIV/0!</text:p>
          </table:table-cell>
          <table:table-cell table:formula="of:=1-[.D11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  <table:table-cell table:formula="of:=[.B119]/(SUM([.B119:.C119]))" office:value-type="string" office:string-value="" calcext:value-type="error">
            <text:p>#DIV/0!</text:p>
          </table:table-cell>
          <table:table-cell table:formula="of:=1-[.D11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table:formula="of:=[.B120]/(SUM([.B120:.C120]))" office:value-type="string" office:string-value="" calcext:value-type="error">
            <text:p>#DIV/0!</text:p>
          </table:table-cell>
          <table:table-cell table:formula="of:=1-[.D12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  <table:table-cell table:formula="of:=[.B121]/(SUM([.B121:.C121]))" office:value-type="string" office:string-value="" calcext:value-type="error">
            <text:p>#DIV/0!</text:p>
          </table:table-cell>
          <table:table-cell table:formula="of:=1-[.D12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table:formula="of:=[.B122]/(SUM([.B122:.C122]))" office:value-type="string" office:string-value="" calcext:value-type="error">
            <text:p>#DIV/0!</text:p>
          </table:table-cell>
          <table:table-cell table:formula="of:=1-[.D1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table:formula="of:=[.B123]/(SUM([.B123:.C123]))" office:value-type="string" office:string-value="" calcext:value-type="error">
            <text:p>#DIV/0!</text:p>
          </table:table-cell>
          <table:table-cell table:formula="of:=1-[.D12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table:formula="of:=[.B124]/(SUM([.B124:.C124]))" office:value-type="string" office:string-value="" calcext:value-type="error">
            <text:p>#DIV/0!</text:p>
          </table:table-cell>
          <table:table-cell table:formula="of:=1-[.D12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table:formula="of:=[.B125]/(SUM([.B125:.C125]))" office:value-type="string" office:string-value="" calcext:value-type="error">
            <text:p>#DIV/0!</text:p>
          </table:table-cell>
          <table:table-cell table:formula="of:=1-[.D12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  <table:table-cell table:formula="of:=[.B126]/(SUM([.B126:.C126]))" office:value-type="string" office:string-value="" calcext:value-type="error">
            <text:p>#DIV/0!</text:p>
          </table:table-cell>
          <table:table-cell table:formula="of:=1-[.D12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  <table:table-cell table:formula="of:=[.B127]/(SUM([.B127:.C127]))" office:value-type="string" office:string-value="" calcext:value-type="error">
            <text:p>#DIV/0!</text:p>
          </table:table-cell>
          <table:table-cell table:formula="of:=1-[.D12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  <table:table-cell table:formula="of:=[.B128]/(SUM([.B128:.C128]))" office:value-type="string" office:string-value="" calcext:value-type="error">
            <text:p>#DIV/0!</text:p>
          </table:table-cell>
          <table:table-cell table:formula="of:=1-[.D12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  <table:table-cell table:formula="of:=[.B129]/(SUM([.B129:.C129]))" office:value-type="string" office:string-value="" calcext:value-type="error">
            <text:p>#DIV/0!</text:p>
          </table:table-cell>
          <table:table-cell table:formula="of:=1-[.D1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  <table:table-cell table:formula="of:=[.B130]/(SUM([.B130:.C130]))" office:value-type="string" office:string-value="" calcext:value-type="error">
            <text:p>#DIV/0!</text:p>
          </table:table-cell>
          <table:table-cell table:formula="of:=1-[.D13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  <table:table-cell table:formula="of:=[.B131]/(SUM([.B131:.C131]))" office:value-type="string" office:string-value="" calcext:value-type="error">
            <text:p>#DIV/0!</text:p>
          </table:table-cell>
          <table:table-cell table:formula="of:=1-[.D13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  <table:table-cell table:formula="of:=[.B132]/(SUM([.B132:.C132]))" office:value-type="string" office:string-value="" calcext:value-type="error">
            <text:p>#DIV/0!</text:p>
          </table:table-cell>
          <table:table-cell table:formula="of:=1-[.D13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  <table:table-cell table:formula="of:=[.B133]/(SUM([.B133:.C133]))" office:value-type="string" office:string-value="" calcext:value-type="error">
            <text:p>#DIV/0!</text:p>
          </table:table-cell>
          <table:table-cell table:formula="of:=1-[.D13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  <table:table-cell table:formula="of:=[.B134]/(SUM([.B134:.C134]))" office:value-type="string" office:string-value="" calcext:value-type="error">
            <text:p>#DIV/0!</text:p>
          </table:table-cell>
          <table:table-cell table:formula="of:=1-[.D13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  <table:table-cell table:formula="of:=[.B135]/(SUM([.B135:.C135]))" office:value-type="string" office:string-value="" calcext:value-type="error">
            <text:p>#DIV/0!</text:p>
          </table:table-cell>
          <table:table-cell table:formula="of:=1-[.D13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  <table:table-cell table:formula="of:=[.B136]/(SUM([.B136:.C136]))" office:value-type="string" office:string-value="" calcext:value-type="error">
            <text:p>#DIV/0!</text:p>
          </table:table-cell>
          <table:table-cell table:formula="of:=1-[.D13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table:formula="of:=[.B137]/(SUM([.B137:.C137]))" office:value-type="string" office:string-value="" calcext:value-type="error">
            <text:p>#DIV/0!</text:p>
          </table:table-cell>
          <table:table-cell table:formula="of:=1-[.D13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  <table:table-cell table:formula="of:=[.B138]/(SUM([.B138:.C138]))" office:value-type="string" office:string-value="" calcext:value-type="error">
            <text:p>#DIV/0!</text:p>
          </table:table-cell>
          <table:table-cell table:formula="of:=1-[.D13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  <table:table-cell table:formula="of:=[.B139]/(SUM([.B139:.C139]))" office:value-type="string" office:string-value="" calcext:value-type="error">
            <text:p>#DIV/0!</text:p>
          </table:table-cell>
          <table:table-cell table:formula="of:=1-[.D13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  <table:table-cell table:formula="of:=[.B140]/(SUM([.B140:.C140]))" office:value-type="string" office:string-value="" calcext:value-type="error">
            <text:p>#DIV/0!</text:p>
          </table:table-cell>
          <table:table-cell table:formula="of:=1-[.D14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  <table:table-cell table:formula="of:=[.B141]/(SUM([.B141:.C141]))" office:value-type="string" office:string-value="" calcext:value-type="error">
            <text:p>#DIV/0!</text:p>
          </table:table-cell>
          <table:table-cell table:formula="of:=1-[.D14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  <table:table-cell table:formula="of:=[.B142]/(SUM([.B142:.C142]))" office:value-type="string" office:string-value="" calcext:value-type="error">
            <text:p>#DIV/0!</text:p>
          </table:table-cell>
          <table:table-cell table:formula="of:=1-[.D14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  <table:table-cell table:formula="of:=[.B143]/(SUM([.B143:.C143]))" office:value-type="string" office:string-value="" calcext:value-type="error">
            <text:p>#DIV/0!</text:p>
          </table:table-cell>
          <table:table-cell table:formula="of:=1-[.D14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  <table:table-cell table:formula="of:=[.B144]/(SUM([.B144:.C144]))" office:value-type="string" office:string-value="" calcext:value-type="error">
            <text:p>#DIV/0!</text:p>
          </table:table-cell>
          <table:table-cell table:formula="of:=1-[.D14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  <table:table-cell table:formula="of:=[.B145]/(SUM([.B145:.C145]))" office:value-type="string" office:string-value="" calcext:value-type="error">
            <text:p>#DIV/0!</text:p>
          </table:table-cell>
          <table:table-cell table:formula="of:=1-[.D14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  <table:table-cell table:formula="of:=[.B146]/(SUM([.B146:.C146]))" office:value-type="string" office:string-value="" calcext:value-type="error">
            <text:p>#DIV/0!</text:p>
          </table:table-cell>
          <table:table-cell table:formula="of:=1-[.D14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table:formula="of:=[.B147]/(SUM([.B147:.C147]))" office:value-type="string" office:string-value="" calcext:value-type="error">
            <text:p>#DIV/0!</text:p>
          </table:table-cell>
          <table:table-cell table:formula="of:=1-[.D14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  <table:table-cell table:formula="of:=[.B148]/(SUM([.B148:.C148]))" office:value-type="string" office:string-value="" calcext:value-type="error">
            <text:p>#DIV/0!</text:p>
          </table:table-cell>
          <table:table-cell table:formula="of:=1-[.D14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  <table:table-cell table:formula="of:=[.B149]/(SUM([.B149:.C149]))" office:value-type="string" office:string-value="" calcext:value-type="error">
            <text:p>#DIV/0!</text:p>
          </table:table-cell>
          <table:table-cell table:formula="of:=1-[.D14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  <table:table-cell table:formula="of:=[.B150]/(SUM([.B150:.C150]))" office:value-type="string" office:string-value="" calcext:value-type="error">
            <text:p>#DIV/0!</text:p>
          </table:table-cell>
          <table:table-cell table:formula="of:=1-[.D15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  <table:table-cell table:formula="of:=[.B151]/(SUM([.B151:.C151]))" office:value-type="string" office:string-value="" calcext:value-type="error">
            <text:p>#DIV/0!</text:p>
          </table:table-cell>
          <table:table-cell table:formula="of:=1-[.D15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  <table:table-cell table:formula="of:=[.B152]/(SUM([.B152:.C152]))" office:value-type="string" office:string-value="" calcext:value-type="error">
            <text:p>#DIV/0!</text:p>
          </table:table-cell>
          <table:table-cell table:formula="of:=1-[.D15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  <table:table-cell table:formula="of:=[.B153]/(SUM([.B153:.C153]))" office:value-type="string" office:string-value="" calcext:value-type="error">
            <text:p>#DIV/0!</text:p>
          </table:table-cell>
          <table:table-cell table:formula="of:=1-[.D15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  <table:table-cell table:formula="of:=[.B154]/(SUM([.B154:.C154]))" office:value-type="string" office:string-value="" calcext:value-type="error">
            <text:p>#DIV/0!</text:p>
          </table:table-cell>
          <table:table-cell table:formula="of:=1-[.D15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  <table:table-cell table:formula="of:=[.B155]/(SUM([.B155:.C155]))" office:value-type="string" office:string-value="" calcext:value-type="error">
            <text:p>#DIV/0!</text:p>
          </table:table-cell>
          <table:table-cell table:formula="of:=1-[.D15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  <table:table-cell table:formula="of:=[.B156]/(SUM([.B156:.C156]))" office:value-type="string" office:string-value="" calcext:value-type="error">
            <text:p>#DIV/0!</text:p>
          </table:table-cell>
          <table:table-cell table:formula="of:=1-[.D1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  <table:table-cell table:formula="of:=[.B157]/(SUM([.B157:.C157]))" office:value-type="string" office:string-value="" calcext:value-type="error">
            <text:p>#DIV/0!</text:p>
          </table:table-cell>
          <table:table-cell table:formula="of:=1-[.D1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  <table:table-cell table:formula="of:=[.B158]/(SUM([.B158:.C158]))" office:value-type="string" office:string-value="" calcext:value-type="error">
            <text:p>#DIV/0!</text:p>
          </table:table-cell>
          <table:table-cell table:formula="of:=1-[.D1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  <table:table-cell table:formula="of:=[.B159]/(SUM([.B159:.C159]))" office:value-type="string" office:string-value="" calcext:value-type="error">
            <text:p>#DIV/0!</text:p>
          </table:table-cell>
          <table:table-cell table:formula="of:=1-[.D15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  <table:table-cell table:formula="of:=[.B160]/(SUM([.B160:.C160]))" office:value-type="string" office:string-value="" calcext:value-type="error">
            <text:p>#DIV/0!</text:p>
          </table:table-cell>
          <table:table-cell table:formula="of:=1-[.D16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  <table:table-cell table:formula="of:=[.B161]/(SUM([.B161:.C161]))" office:value-type="string" office:string-value="" calcext:value-type="error">
            <text:p>#DIV/0!</text:p>
          </table:table-cell>
          <table:table-cell table:formula="of:=1-[.D16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  <table:table-cell table:formula="of:=[.B162]/(SUM([.B162:.C162]))" office:value-type="string" office:string-value="" calcext:value-type="error">
            <text:p>#DIV/0!</text:p>
          </table:table-cell>
          <table:table-cell table:formula="of:=1-[.D16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  <table:table-cell table:formula="of:=[.B163]/(SUM([.B163:.C163]))" office:value-type="string" office:string-value="" calcext:value-type="error">
            <text:p>#DIV/0!</text:p>
          </table:table-cell>
          <table:table-cell table:formula="of:=1-[.D16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  <table:table-cell table:formula="of:=[.B164]/(SUM([.B164:.C164]))" office:value-type="string" office:string-value="" calcext:value-type="error">
            <text:p>#DIV/0!</text:p>
          </table:table-cell>
          <table:table-cell table:formula="of:=1-[.D16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  <table:table-cell table:formula="of:=[.B165]/(SUM([.B165:.C165]))" office:value-type="string" office:string-value="" calcext:value-type="error">
            <text:p>#DIV/0!</text:p>
          </table:table-cell>
          <table:table-cell table:formula="of:=1-[.D16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  <table:table-cell table:formula="of:=[.B166]/(SUM([.B166:.C166]))" office:value-type="string" office:string-value="" calcext:value-type="error">
            <text:p>#DIV/0!</text:p>
          </table:table-cell>
          <table:table-cell table:formula="of:=1-[.D16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  <table:table-cell table:formula="of:=[.B167]/(SUM([.B167:.C167]))" office:value-type="string" office:string-value="" calcext:value-type="error">
            <text:p>#DIV/0!</text:p>
          </table:table-cell>
          <table:table-cell table:formula="of:=1-[.D1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  <table:table-cell table:formula="of:=[.B168]/(SUM([.B168:.C168]))" office:value-type="string" office:string-value="" calcext:value-type="error">
            <text:p>#DIV/0!</text:p>
          </table:table-cell>
          <table:table-cell table:formula="of:=1-[.D1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  <table:table-cell table:formula="of:=[.B169]/(SUM([.B169:.C169]))" office:value-type="string" office:string-value="" calcext:value-type="error">
            <text:p>#DIV/0!</text:p>
          </table:table-cell>
          <table:table-cell table:formula="of:=1-[.D1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  <table:table-cell table:formula="of:=[.B170]/(SUM([.B170:.C170]))" office:value-type="string" office:string-value="" calcext:value-type="error">
            <text:p>#DIV/0!</text:p>
          </table:table-cell>
          <table:table-cell table:formula="of:=1-[.D17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  <table:table-cell table:formula="of:=[.B171]/(SUM([.B171:.C171]))" office:value-type="string" office:string-value="" calcext:value-type="error">
            <text:p>#DIV/0!</text:p>
          </table:table-cell>
          <table:table-cell table:formula="of:=1-[.D17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  <table:table-cell table:formula="of:=[.B172]/(SUM([.B172:.C172]))" office:value-type="string" office:string-value="" calcext:value-type="error">
            <text:p>#DIV/0!</text:p>
          </table:table-cell>
          <table:table-cell table:formula="of:=1-[.D17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  <table:table-cell table:formula="of:=[.B173]/(SUM([.B173:.C173]))" office:value-type="string" office:string-value="" calcext:value-type="error">
            <text:p>#DIV/0!</text:p>
          </table:table-cell>
          <table:table-cell table:formula="of:=1-[.D17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  <table:table-cell table:formula="of:=[.B174]/(SUM([.B174:.C174]))" office:value-type="string" office:string-value="" calcext:value-type="error">
            <text:p>#DIV/0!</text:p>
          </table:table-cell>
          <table:table-cell table:formula="of:=1-[.D17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  <table:table-cell table:formula="of:=[.B175]/(SUM([.B175:.C175]))" office:value-type="string" office:string-value="" calcext:value-type="error">
            <text:p>#DIV/0!</text:p>
          </table:table-cell>
          <table:table-cell table:formula="of:=1-[.D17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  <table:table-cell table:formula="of:=[.B176]/(SUM([.B176:.C176]))" office:value-type="string" office:string-value="" calcext:value-type="error">
            <text:p>#DIV/0!</text:p>
          </table:table-cell>
          <table:table-cell table:formula="of:=1-[.D17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  <table:table-cell table:formula="of:=[.B177]/(SUM([.B177:.C177]))" office:value-type="string" office:string-value="" calcext:value-type="error">
            <text:p>#DIV/0!</text:p>
          </table:table-cell>
          <table:table-cell table:formula="of:=1-[.D17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  <table:table-cell table:formula="of:=[.B178]/(SUM([.B178:.C178]))" office:value-type="string" office:string-value="" calcext:value-type="error">
            <text:p>#DIV/0!</text:p>
          </table:table-cell>
          <table:table-cell table:formula="of:=1-[.D17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  <table:table-cell table:formula="of:=[.B179]/(SUM([.B179:.C179]))" office:value-type="string" office:string-value="" calcext:value-type="error">
            <text:p>#DIV/0!</text:p>
          </table:table-cell>
          <table:table-cell table:formula="of:=1-[.D17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  <table:table-cell table:formula="of:=[.B180]/(SUM([.B180:.C180]))" office:value-type="string" office:string-value="" calcext:value-type="error">
            <text:p>#DIV/0!</text:p>
          </table:table-cell>
          <table:table-cell table:formula="of:=1-[.D18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  <table:table-cell table:formula="of:=[.B181]/(SUM([.B181:.C181]))" office:value-type="string" office:string-value="" calcext:value-type="error">
            <text:p>#DIV/0!</text:p>
          </table:table-cell>
          <table:table-cell table:formula="of:=1-[.D18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  <table:table-cell table:formula="of:=[.B182]/(SUM([.B182:.C182]))" office:value-type="string" office:string-value="" calcext:value-type="error">
            <text:p>#DIV/0!</text:p>
          </table:table-cell>
          <table:table-cell table:formula="of:=1-[.D18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  <table:table-cell table:formula="of:=[.B183]/(SUM([.B183:.C183]))" office:value-type="string" office:string-value="" calcext:value-type="error">
            <text:p>#DIV/0!</text:p>
          </table:table-cell>
          <table:table-cell table:formula="of:=1-[.D18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  <table:table-cell table:formula="of:=[.B184]/(SUM([.B184:.C184]))" office:value-type="string" office:string-value="" calcext:value-type="error">
            <text:p>#DIV/0!</text:p>
          </table:table-cell>
          <table:table-cell table:formula="of:=1-[.D18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  <table:table-cell table:formula="of:=[.B185]/(SUM([.B185:.C185]))" office:value-type="string" office:string-value="" calcext:value-type="error">
            <text:p>#DIV/0!</text:p>
          </table:table-cell>
          <table:table-cell table:formula="of:=1-[.D18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  <table:table-cell table:formula="of:=[.B186]/(SUM([.B186:.C186]))" office:value-type="string" office:string-value="" calcext:value-type="error">
            <text:p>#DIV/0!</text:p>
          </table:table-cell>
          <table:table-cell table:formula="of:=1-[.D18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  <table:table-cell table:formula="of:=[.B187]/(SUM([.B187:.C187]))" office:value-type="string" office:string-value="" calcext:value-type="error">
            <text:p>#DIV/0!</text:p>
          </table:table-cell>
          <table:table-cell table:formula="of:=1-[.D18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  <table:table-cell table:formula="of:=[.B188]/(SUM([.B188:.C188]))" office:value-type="string" office:string-value="" calcext:value-type="error">
            <text:p>#DIV/0!</text:p>
          </table:table-cell>
          <table:table-cell table:formula="of:=1-[.D18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  <table:table-cell table:formula="of:=[.B189]/(SUM([.B189:.C189]))" office:value-type="string" office:string-value="" calcext:value-type="error">
            <text:p>#DIV/0!</text:p>
          </table:table-cell>
          <table:table-cell table:formula="of:=1-[.D18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  <table:table-cell table:formula="of:=[.B190]/(SUM([.B190:.C190]))" office:value-type="string" office:string-value="" calcext:value-type="error">
            <text:p>#DIV/0!</text:p>
          </table:table-cell>
          <table:table-cell table:formula="of:=1-[.D19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  <table:table-cell table:formula="of:=[.B191]/(SUM([.B191:.C191]))" office:value-type="string" office:string-value="" calcext:value-type="error">
            <text:p>#DIV/0!</text:p>
          </table:table-cell>
          <table:table-cell table:formula="of:=1-[.D19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  <table:table-cell table:formula="of:=[.B192]/(SUM([.B192:.C192]))" office:value-type="string" office:string-value="" calcext:value-type="error">
            <text:p>#DIV/0!</text:p>
          </table:table-cell>
          <table:table-cell table:formula="of:=1-[.D19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  <table:table-cell table:formula="of:=[.B193]/(SUM([.B193:.C193]))" office:value-type="string" office:string-value="" calcext:value-type="error">
            <text:p>#DIV/0!</text:p>
          </table:table-cell>
          <table:table-cell table:formula="of:=1-[.D19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  <table:table-cell table:formula="of:=[.B194]/(SUM([.B194:.C194]))" office:value-type="string" office:string-value="" calcext:value-type="error">
            <text:p>#DIV/0!</text:p>
          </table:table-cell>
          <table:table-cell table:formula="of:=1-[.D19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  <table:table-cell table:formula="of:=[.B195]/(SUM([.B195:.C195]))" office:value-type="string" office:string-value="" calcext:value-type="error">
            <text:p>#DIV/0!</text:p>
          </table:table-cell>
          <table:table-cell table:formula="of:=1-[.D19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  <table:table-cell table:formula="of:=[.B196]/(SUM([.B196:.C196]))" office:value-type="string" office:string-value="" calcext:value-type="error">
            <text:p>#DIV/0!</text:p>
          </table:table-cell>
          <table:table-cell table:formula="of:=1-[.D19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  <table:table-cell table:formula="of:=[.B197]/(SUM([.B197:.C197]))" office:value-type="string" office:string-value="" calcext:value-type="error">
            <text:p>#DIV/0!</text:p>
          </table:table-cell>
          <table:table-cell table:formula="of:=1-[.D19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  <table:table-cell table:formula="of:=[.B198]/(SUM([.B198:.C198]))" office:value-type="string" office:string-value="" calcext:value-type="error">
            <text:p>#DIV/0!</text:p>
          </table:table-cell>
          <table:table-cell table:formula="of:=1-[.D19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  <table:table-cell table:formula="of:=[.B199]/(SUM([.B199:.C199]))" office:value-type="string" office:string-value="" calcext:value-type="error">
            <text:p>#DIV/0!</text:p>
          </table:table-cell>
          <table:table-cell table:formula="of:=1-[.D19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  <table:table-cell table:formula="of:=[.B200]/(SUM([.B200:.C200]))" office:value-type="string" office:string-value="" calcext:value-type="error">
            <text:p>#DIV/0!</text:p>
          </table:table-cell>
          <table:table-cell table:formula="of:=1-[.D20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  <table:table-cell table:formula="of:=[.B201]/(SUM([.B201:.C201]))" office:value-type="string" office:string-value="" calcext:value-type="error">
            <text:p>#DIV/0!</text:p>
          </table:table-cell>
          <table:table-cell table:formula="of:=1-[.D20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  <table:table-cell table:formula="of:=[.B202]/(SUM([.B202:.C202]))" office:value-type="string" office:string-value="" calcext:value-type="error">
            <text:p>#DIV/0!</text:p>
          </table:table-cell>
          <table:table-cell table:formula="of:=1-[.D20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  <table:table-cell table:formula="of:=[.B203]/(SUM([.B203:.C203]))" office:value-type="string" office:string-value="" calcext:value-type="error">
            <text:p>#DIV/0!</text:p>
          </table:table-cell>
          <table:table-cell table:formula="of:=1-[.D20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  <table:table-cell table:formula="of:=[.B204]/(SUM([.B204:.C204]))" office:value-type="string" office:string-value="" calcext:value-type="error">
            <text:p>#DIV/0!</text:p>
          </table:table-cell>
          <table:table-cell table:formula="of:=1-[.D20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  <table:table-cell table:formula="of:=[.B205]/(SUM([.B205:.C205]))" office:value-type="string" office:string-value="" calcext:value-type="error">
            <text:p>#DIV/0!</text:p>
          </table:table-cell>
          <table:table-cell table:formula="of:=1-[.D20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  <table:table-cell table:formula="of:=[.B206]/(SUM([.B206:.C206]))" office:value-type="string" office:string-value="" calcext:value-type="error">
            <text:p>#DIV/0!</text:p>
          </table:table-cell>
          <table:table-cell table:formula="of:=1-[.D20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  <table:table-cell table:formula="of:=[.B207]/(SUM([.B207:.C207]))" office:value-type="string" office:string-value="" calcext:value-type="error">
            <text:p>#DIV/0!</text:p>
          </table:table-cell>
          <table:table-cell table:formula="of:=1-[.D20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  <table:table-cell table:formula="of:=[.B208]/(SUM([.B208:.C208]))" office:value-type="string" office:string-value="" calcext:value-type="error">
            <text:p>#DIV/0!</text:p>
          </table:table-cell>
          <table:table-cell table:formula="of:=1-[.D20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  <table:table-cell table:formula="of:=[.B209]/(SUM([.B209:.C209]))" office:value-type="string" office:string-value="" calcext:value-type="error">
            <text:p>#DIV/0!</text:p>
          </table:table-cell>
          <table:table-cell table:formula="of:=1-[.D20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  <table:table-cell table:formula="of:=[.B210]/(SUM([.B210:.C210]))" office:value-type="string" office:string-value="" calcext:value-type="error">
            <text:p>#DIV/0!</text:p>
          </table:table-cell>
          <table:table-cell table:formula="of:=1-[.D21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  <table:table-cell table:formula="of:=[.B211]/(SUM([.B211:.C211]))" office:value-type="string" office:string-value="" calcext:value-type="error">
            <text:p>#DIV/0!</text:p>
          </table:table-cell>
          <table:table-cell table:formula="of:=1-[.D21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  <table:table-cell table:formula="of:=[.B212]/(SUM([.B212:.C212]))" office:value-type="string" office:string-value="" calcext:value-type="error">
            <text:p>#DIV/0!</text:p>
          </table:table-cell>
          <table:table-cell table:formula="of:=1-[.D21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  <table:table-cell table:formula="of:=[.B213]/(SUM([.B213:.C213]))" office:value-type="string" office:string-value="" calcext:value-type="error">
            <text:p>#DIV/0!</text:p>
          </table:table-cell>
          <table:table-cell table:formula="of:=1-[.D21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  <table:table-cell table:formula="of:=[.B214]/(SUM([.B214:.C214]))" office:value-type="string" office:string-value="" calcext:value-type="error">
            <text:p>#DIV/0!</text:p>
          </table:table-cell>
          <table:table-cell table:formula="of:=1-[.D2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  <table:table-cell table:formula="of:=[.B215]/(SUM([.B215:.C215]))" office:value-type="string" office:string-value="" calcext:value-type="error">
            <text:p>#DIV/0!</text:p>
          </table:table-cell>
          <table:table-cell table:formula="of:=1-[.D2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  <table:table-cell table:formula="of:=[.B216]/(SUM([.B216:.C216]))" office:value-type="string" office:string-value="" calcext:value-type="error">
            <text:p>#DIV/0!</text:p>
          </table:table-cell>
          <table:table-cell table:formula="of:=1-[.D2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  <table:table-cell table:formula="of:=[.B217]/(SUM([.B217:.C217]))" office:value-type="string" office:string-value="" calcext:value-type="error">
            <text:p>#DIV/0!</text:p>
          </table:table-cell>
          <table:table-cell table:formula="of:=1-[.D21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  <table:table-cell table:formula="of:=[.B218]/(SUM([.B218:.C218]))" office:value-type="string" office:string-value="" calcext:value-type="error">
            <text:p>#DIV/0!</text:p>
          </table:table-cell>
          <table:table-cell table:formula="of:=1-[.D21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  <table:table-cell table:formula="of:=[.B219]/(SUM([.B219:.C219]))" office:value-type="string" office:string-value="" calcext:value-type="error">
            <text:p>#DIV/0!</text:p>
          </table:table-cell>
          <table:table-cell table:formula="of:=1-[.D21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  <table:table-cell table:formula="of:=[.B220]/(SUM([.B220:.C220]))" office:value-type="string" office:string-value="" calcext:value-type="error">
            <text:p>#DIV/0!</text:p>
          </table:table-cell>
          <table:table-cell table:formula="of:=1-[.D22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  <table:table-cell table:formula="of:=[.B221]/(SUM([.B221:.C221]))" office:value-type="string" office:string-value="" calcext:value-type="error">
            <text:p>#DIV/0!</text:p>
          </table:table-cell>
          <table:table-cell table:formula="of:=1-[.D22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  <table:table-cell table:formula="of:=[.B222]/(SUM([.B222:.C222]))" office:value-type="string" office:string-value="" calcext:value-type="error">
            <text:p>#DIV/0!</text:p>
          </table:table-cell>
          <table:table-cell table:formula="of:=1-[.D2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  <table:table-cell table:formula="of:=[.B223]/(SUM([.B223:.C223]))" office:value-type="string" office:string-value="" calcext:value-type="error">
            <text:p>#DIV/0!</text:p>
          </table:table-cell>
          <table:table-cell table:formula="of:=1-[.D22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  <table:table-cell table:formula="of:=[.B224]/(SUM([.B224:.C224]))" office:value-type="string" office:string-value="" calcext:value-type="error">
            <text:p>#DIV/0!</text:p>
          </table:table-cell>
          <table:table-cell table:formula="of:=1-[.D22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table:formula="of:=[.B225]/(SUM([.B225:.C225]))" office:value-type="string" office:string-value="" calcext:value-type="error">
            <text:p>#DIV/0!</text:p>
          </table:table-cell>
          <table:table-cell table:formula="of:=1-[.D22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  <table:table-cell table:formula="of:=[.B226]/(SUM([.B226:.C226]))" office:value-type="string" office:string-value="" calcext:value-type="error">
            <text:p>#DIV/0!</text:p>
          </table:table-cell>
          <table:table-cell table:formula="of:=1-[.D22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  <table:table-cell table:formula="of:=[.B227]/(SUM([.B227:.C227]))" office:value-type="string" office:string-value="" calcext:value-type="error">
            <text:p>#DIV/0!</text:p>
          </table:table-cell>
          <table:table-cell table:formula="of:=1-[.D22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  <table:table-cell table:formula="of:=[.B228]/(SUM([.B228:.C228]))" office:value-type="string" office:string-value="" calcext:value-type="error">
            <text:p>#DIV/0!</text:p>
          </table:table-cell>
          <table:table-cell table:formula="of:=1-[.D22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  <table:table-cell table:formula="of:=[.B229]/(SUM([.B229:.C229]))" office:value-type="string" office:string-value="" calcext:value-type="error">
            <text:p>#DIV/0!</text:p>
          </table:table-cell>
          <table:table-cell table:formula="of:=1-[.D2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  <table:table-cell table:formula="of:=[.B230]/(SUM([.B230:.C230]))" office:value-type="string" office:string-value="" calcext:value-type="error">
            <text:p>#DIV/0!</text:p>
          </table:table-cell>
          <table:table-cell table:formula="of:=1-[.D23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  <table:table-cell table:formula="of:=[.B231]/(SUM([.B231:.C231]))" office:value-type="string" office:string-value="" calcext:value-type="error">
            <text:p>#DIV/0!</text:p>
          </table:table-cell>
          <table:table-cell table:formula="of:=1-[.D23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  <table:table-cell table:formula="of:=[.B232]/(SUM([.B232:.C232]))" office:value-type="string" office:string-value="" calcext:value-type="error">
            <text:p>#DIV/0!</text:p>
          </table:table-cell>
          <table:table-cell table:formula="of:=1-[.D23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  <table:table-cell table:formula="of:=[.B233]/(SUM([.B233:.C233]))" office:value-type="string" office:string-value="" calcext:value-type="error">
            <text:p>#DIV/0!</text:p>
          </table:table-cell>
          <table:table-cell table:formula="of:=1-[.D23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  <table:table-cell table:formula="of:=[.B234]/(SUM([.B234:.C234]))" office:value-type="string" office:string-value="" calcext:value-type="error">
            <text:p>#DIV/0!</text:p>
          </table:table-cell>
          <table:table-cell table:formula="of:=1-[.D23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  <table:table-cell table:formula="of:=[.B235]/(SUM([.B235:.C235]))" office:value-type="string" office:string-value="" calcext:value-type="error">
            <text:p>#DIV/0!</text:p>
          </table:table-cell>
          <table:table-cell table:formula="of:=1-[.D23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  <table:table-cell table:formula="of:=[.B236]/(SUM([.B236:.C236]))" office:value-type="string" office:string-value="" calcext:value-type="error">
            <text:p>#DIV/0!</text:p>
          </table:table-cell>
          <table:table-cell table:formula="of:=1-[.D23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  <table:table-cell table:formula="of:=[.B237]/(SUM([.B237:.C237]))" office:value-type="string" office:string-value="" calcext:value-type="error">
            <text:p>#DIV/0!</text:p>
          </table:table-cell>
          <table:table-cell table:formula="of:=1-[.D23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  <table:table-cell table:formula="of:=[.B238]/(SUM([.B238:.C238]))" office:value-type="string" office:string-value="" calcext:value-type="error">
            <text:p>#DIV/0!</text:p>
          </table:table-cell>
          <table:table-cell table:formula="of:=1-[.D23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  <table:table-cell table:formula="of:=[.B239]/(SUM([.B239:.C239]))" office:value-type="string" office:string-value="" calcext:value-type="error">
            <text:p>#DIV/0!</text:p>
          </table:table-cell>
          <table:table-cell table:formula="of:=1-[.D23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  <table:table-cell table:formula="of:=[.B240]/(SUM([.B240:.C240]))" office:value-type="string" office:string-value="" calcext:value-type="error">
            <text:p>#DIV/0!</text:p>
          </table:table-cell>
          <table:table-cell table:formula="of:=1-[.D24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  <table:table-cell table:formula="of:=[.B241]/(SUM([.B241:.C241]))" office:value-type="string" office:string-value="" calcext:value-type="error">
            <text:p>#DIV/0!</text:p>
          </table:table-cell>
          <table:table-cell table:formula="of:=1-[.D24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  <table:table-cell table:formula="of:=[.B242]/(SUM([.B242:.C242]))" office:value-type="string" office:string-value="" calcext:value-type="error">
            <text:p>#DIV/0!</text:p>
          </table:table-cell>
          <table:table-cell table:formula="of:=1-[.D24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  <table:table-cell table:formula="of:=[.B243]/(SUM([.B243:.C243]))" office:value-type="string" office:string-value="" calcext:value-type="error">
            <text:p>#DIV/0!</text:p>
          </table:table-cell>
          <table:table-cell table:formula="of:=1-[.D24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  <table:table-cell table:formula="of:=[.B244]/(SUM([.B244:.C244]))" office:value-type="string" office:string-value="" calcext:value-type="error">
            <text:p>#DIV/0!</text:p>
          </table:table-cell>
          <table:table-cell table:formula="of:=1-[.D24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  <table:table-cell table:formula="of:=[.B245]/(SUM([.B245:.C245]))" office:value-type="string" office:string-value="" calcext:value-type="error">
            <text:p>#DIV/0!</text:p>
          </table:table-cell>
          <table:table-cell table:formula="of:=1-[.D24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  <table:table-cell table:formula="of:=[.B246]/(SUM([.B246:.C246]))" office:value-type="string" office:string-value="" calcext:value-type="error">
            <text:p>#DIV/0!</text:p>
          </table:table-cell>
          <table:table-cell table:formula="of:=1-[.D24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  <table:table-cell table:formula="of:=[.B247]/(SUM([.B247:.C247]))" office:value-type="string" office:string-value="" calcext:value-type="error">
            <text:p>#DIV/0!</text:p>
          </table:table-cell>
          <table:table-cell table:formula="of:=1-[.D24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  <table:table-cell table:formula="of:=[.B248]/(SUM([.B248:.C248]))" office:value-type="string" office:string-value="" calcext:value-type="error">
            <text:p>#DIV/0!</text:p>
          </table:table-cell>
          <table:table-cell table:formula="of:=1-[.D24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  <table:table-cell table:formula="of:=[.B249]/(SUM([.B249:.C249]))" office:value-type="string" office:string-value="" calcext:value-type="error">
            <text:p>#DIV/0!</text:p>
          </table:table-cell>
          <table:table-cell table:formula="of:=1-[.D24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  <table:table-cell table:formula="of:=[.B250]/(SUM([.B250:.C250]))" office:value-type="string" office:string-value="" calcext:value-type="error">
            <text:p>#DIV/0!</text:p>
          </table:table-cell>
          <table:table-cell table:formula="of:=1-[.D25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  <table:table-cell table:formula="of:=[.B251]/(SUM([.B251:.C251]))" office:value-type="string" office:string-value="" calcext:value-type="error">
            <text:p>#DIV/0!</text:p>
          </table:table-cell>
          <table:table-cell table:formula="of:=1-[.D25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  <table:table-cell table:formula="of:=[.B252]/(SUM([.B252:.C252]))" office:value-type="string" office:string-value="" calcext:value-type="error">
            <text:p>#DIV/0!</text:p>
          </table:table-cell>
          <table:table-cell table:formula="of:=1-[.D25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  <table:table-cell table:formula="of:=[.B253]/(SUM([.B253:.C253]))" office:value-type="string" office:string-value="" calcext:value-type="error">
            <text:p>#DIV/0!</text:p>
          </table:table-cell>
          <table:table-cell table:formula="of:=1-[.D25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  <table:table-cell table:formula="of:=[.B254]/(SUM([.B254:.C254]))" office:value-type="string" office:string-value="" calcext:value-type="error">
            <text:p>#DIV/0!</text:p>
          </table:table-cell>
          <table:table-cell table:formula="of:=1-[.D25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  <table:table-cell table:formula="of:=[.B255]/(SUM([.B255:.C255]))" office:value-type="string" office:string-value="" calcext:value-type="error">
            <text:p>#DIV/0!</text:p>
          </table:table-cell>
          <table:table-cell table:formula="of:=1-[.D25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  <table:table-cell table:formula="of:=[.B256]/(SUM([.B256:.C256]))" office:value-type="string" office:string-value="" calcext:value-type="error">
            <text:p>#DIV/0!</text:p>
          </table:table-cell>
          <table:table-cell table:formula="of:=1-[.D2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  <table:table-cell table:formula="of:=[.B257]/(SUM([.B257:.C257]))" office:value-type="string" office:string-value="" calcext:value-type="error">
            <text:p>#DIV/0!</text:p>
          </table:table-cell>
          <table:table-cell table:formula="of:=1-[.D2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  <table:table-cell table:formula="of:=[.B258]/(SUM([.B258:.C258]))" office:value-type="string" office:string-value="" calcext:value-type="error">
            <text:p>#DIV/0!</text:p>
          </table:table-cell>
          <table:table-cell table:formula="of:=1-[.D2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  <table:table-cell table:formula="of:=[.B259]/(SUM([.B259:.C259]))" office:value-type="string" office:string-value="" calcext:value-type="error">
            <text:p>#DIV/0!</text:p>
          </table:table-cell>
          <table:table-cell table:formula="of:=1-[.D25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  <table:table-cell table:formula="of:=[.B260]/(SUM([.B260:.C260]))" office:value-type="string" office:string-value="" calcext:value-type="error">
            <text:p>#DIV/0!</text:p>
          </table:table-cell>
          <table:table-cell table:formula="of:=1-[.D26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  <table:table-cell table:formula="of:=[.B261]/(SUM([.B261:.C261]))" office:value-type="string" office:string-value="" calcext:value-type="error">
            <text:p>#DIV/0!</text:p>
          </table:table-cell>
          <table:table-cell table:formula="of:=1-[.D26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  <table:table-cell table:formula="of:=[.B262]/(SUM([.B262:.C262]))" office:value-type="string" office:string-value="" calcext:value-type="error">
            <text:p>#DIV/0!</text:p>
          </table:table-cell>
          <table:table-cell table:formula="of:=1-[.D26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  <table:table-cell table:formula="of:=[.B263]/(SUM([.B263:.C263]))" office:value-type="string" office:string-value="" calcext:value-type="error">
            <text:p>#DIV/0!</text:p>
          </table:table-cell>
          <table:table-cell table:formula="of:=1-[.D26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  <table:table-cell table:formula="of:=[.B264]/(SUM([.B264:.C264]))" office:value-type="string" office:string-value="" calcext:value-type="error">
            <text:p>#DIV/0!</text:p>
          </table:table-cell>
          <table:table-cell table:formula="of:=1-[.D26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  <table:table-cell table:formula="of:=[.B265]/(SUM([.B265:.C265]))" office:value-type="string" office:string-value="" calcext:value-type="error">
            <text:p>#DIV/0!</text:p>
          </table:table-cell>
          <table:table-cell table:formula="of:=1-[.D26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  <table:table-cell table:formula="of:=[.B266]/(SUM([.B266:.C266]))" office:value-type="string" office:string-value="" calcext:value-type="error">
            <text:p>#DIV/0!</text:p>
          </table:table-cell>
          <table:table-cell table:formula="of:=1-[.D26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  <table:table-cell table:formula="of:=[.B267]/(SUM([.B267:.C267]))" office:value-type="string" office:string-value="" calcext:value-type="error">
            <text:p>#DIV/0!</text:p>
          </table:table-cell>
          <table:table-cell table:formula="of:=1-[.D2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  <table:table-cell table:formula="of:=[.B268]/(SUM([.B268:.C268]))" office:value-type="string" office:string-value="" calcext:value-type="error">
            <text:p>#DIV/0!</text:p>
          </table:table-cell>
          <table:table-cell table:formula="of:=1-[.D2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  <table:table-cell table:formula="of:=[.B269]/(SUM([.B269:.C269]))" office:value-type="string" office:string-value="" calcext:value-type="error">
            <text:p>#DIV/0!</text:p>
          </table:table-cell>
          <table:table-cell table:formula="of:=1-[.D2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  <table:table-cell table:formula="of:=[.B270]/(SUM([.B270:.C270]))" office:value-type="string" office:string-value="" calcext:value-type="error">
            <text:p>#DIV/0!</text:p>
          </table:table-cell>
          <table:table-cell table:formula="of:=1-[.D27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  <table:table-cell table:formula="of:=[.B271]/(SUM([.B271:.C271]))" office:value-type="string" office:string-value="" calcext:value-type="error">
            <text:p>#DIV/0!</text:p>
          </table:table-cell>
          <table:table-cell table:formula="of:=1-[.D27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  <table:table-cell table:formula="of:=[.B272]/(SUM([.B272:.C272]))" office:value-type="string" office:string-value="" calcext:value-type="error">
            <text:p>#DIV/0!</text:p>
          </table:table-cell>
          <table:table-cell table:formula="of:=1-[.D27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  <table:table-cell table:formula="of:=[.B273]/(SUM([.B273:.C273]))" office:value-type="string" office:string-value="" calcext:value-type="error">
            <text:p>#DIV/0!</text:p>
          </table:table-cell>
          <table:table-cell table:formula="of:=1-[.D27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  <table:table-cell table:formula="of:=[.B274]/(SUM([.B274:.C274]))" office:value-type="string" office:string-value="" calcext:value-type="error">
            <text:p>#DIV/0!</text:p>
          </table:table-cell>
          <table:table-cell table:formula="of:=1-[.D27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  <table:table-cell table:formula="of:=[.B275]/(SUM([.B275:.C275]))" office:value-type="string" office:string-value="" calcext:value-type="error">
            <text:p>#DIV/0!</text:p>
          </table:table-cell>
          <table:table-cell table:formula="of:=1-[.D27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  <table:table-cell table:formula="of:=[.B276]/(SUM([.B276:.C276]))" office:value-type="string" office:string-value="" calcext:value-type="error">
            <text:p>#DIV/0!</text:p>
          </table:table-cell>
          <table:table-cell table:formula="of:=1-[.D27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  <table:table-cell table:formula="of:=[.B277]/(SUM([.B277:.C277]))" office:value-type="string" office:string-value="" calcext:value-type="error">
            <text:p>#DIV/0!</text:p>
          </table:table-cell>
          <table:table-cell table:formula="of:=1-[.D27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  <table:table-cell table:formula="of:=[.B278]/(SUM([.B278:.C278]))" office:value-type="string" office:string-value="" calcext:value-type="error">
            <text:p>#DIV/0!</text:p>
          </table:table-cell>
          <table:table-cell table:formula="of:=1-[.D27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  <table:table-cell table:formula="of:=[.B279]/(SUM([.B279:.C279]))" office:value-type="string" office:string-value="" calcext:value-type="error">
            <text:p>#DIV/0!</text:p>
          </table:table-cell>
          <table:table-cell table:formula="of:=1-[.D27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  <table:table-cell table:formula="of:=[.B280]/(SUM([.B280:.C280]))" office:value-type="string" office:string-value="" calcext:value-type="error">
            <text:p>#DIV/0!</text:p>
          </table:table-cell>
          <table:table-cell table:formula="of:=1-[.D28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  <table:table-cell table:formula="of:=[.B281]/(SUM([.B281:.C281]))" office:value-type="string" office:string-value="" calcext:value-type="error">
            <text:p>#DIV/0!</text:p>
          </table:table-cell>
          <table:table-cell table:formula="of:=1-[.D28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  <table:table-cell table:formula="of:=[.B282]/(SUM([.B282:.C282]))" office:value-type="string" office:string-value="" calcext:value-type="error">
            <text:p>#DIV/0!</text:p>
          </table:table-cell>
          <table:table-cell table:formula="of:=1-[.D282]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__Anonymous_Sheet_DB__0" table:target-range-address="Planilha1.A2:Planilha1.A561" table:display-filter-buttons="true">
          <table:filter>
            <table:filter-and>
              <table:filter-condition table:field-number="0" table:value="13" table:operator="=">
                <table:filter-set-item table:value="13"/>
                <table:filter-set-item table:value="2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7" loext:min-decimal-places="1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3:48:17.822815383</meta:creation-date>
    <dc:date>2022-11-07T14:37:49.607772943</dc:date>
    <meta:editing-duration>PT9M</meta:editing-duration>
    <meta:editing-cycles>1</meta:editing-cycles>
    <meta:document-statistic meta:table-count="2" meta:cell-count="1530" meta:object-count="0"/>
    <meta:generator>LibreOffice/6.4.7.2$Linux_X86_64 LibreOffice_project/40$Build-2</meta:generator>
  </office:meta>
</office:document-meta>
</file>